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200000290C440774D435C793F.png" manifest:media-type="image/png"/>
  <manifest:file-entry manifest:full-path="Pictures/10000201000004BF00000279EACCC760CAEA0D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4.519cm" svg:height="12.773cm" svg:x="2.481cm" svg:y="1.4cm">
          <draw:image xlink:href="Pictures/10000201000004BF00000279EACCC760CAEA0D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68cm" svg:height="13.12cm" svg:x="1.832cm" svg:y="0.793cm">
          <draw:image xlink:href="Pictures/10000201000004D200000290C440774D435C7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0:42:59.176185255</meta:creation-date>
    <dc:date>2021-02-20T00:51:51.011643655</dc:date>
    <meta:editing-duration>PT2H31M43S</meta:editing-duration>
    <meta:editing-cycles>1</meta:editing-cycles>
    <meta:document-statistic meta:object-count="31"/>
    <meta:generator>LibreOffice/6.4.6.2$Linux_X86_64 LibreOffice_project/40$Build-2</meta:generator>
  </office:meta>
</office:document-meta>
</file>